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ROGETTO SOCIAL_SITE</text:p>
      <text:p text:style-name="P3"/>
      <text:p text:style-name="P3"><text:tab/>Il progetto in questione, dispone di tre applicazioni:</text:p>
      <text:list xml:id="list5174687723250661582" text:style-name="L1">
        <text:list-item>
          <text:p text:style-name="P7">accounts</text:p>
        </text:list-item>
        <text:list-item>
          <text:p text:style-name="P7">core</text:p>
        </text:list-item>
        <text:list-item>
          <text:p text:style-name="P7">forum</text:p>
        </text:list-item>
      </text:list>
      <text:p text:style-name="P5"/>
      <text:p text:style-name="P5">L'applicazione accounts dovrà gestire:</text:p>
      <text:list xml:id="list1145168849361781009" text:style-name="L2">
        <text:list-item>
          <text:p text:style-name="P8">la registrazione, autenticazione, login dello user</text:p>
        </text:list-item>
        <text:list-item>
          <text:p text:style-name="P8">e le varie modalità di recupero e cambiamento delle password</text:p>
        </text:list-item>
      </text:list>
      <text:p text:style-name="P4"><text:tab/></text:p>
      <text:p text:style-name="P5">L'applicazione core dovrà gestire:</text:p>
      <text:list xml:id="list493885348431944323" text:style-name="L3">
        <text:list-item>
          <text:p text:style-name="P9">la creazione della homepage</text:p>
        </text:list-item>
        <text:list-item>
          <text:p text:style-name="P9">la lista degli utenti</text:p>
        </text:list-item>
        <text:list-item>
          <text:p text:style-name="P9">il profilo utente</text:p>
        </text:list-item>
      </text:list>
      <text:p text:style-name="P5"/>
      <text:p text:style-name="P5">Infine, l'applicazione forum dovrà gestire:</text:p>
      <text:list xml:id="list4270403324154033072" text:style-name="L4">
        <text:list-item>
          <text:p text:style-name="P10">la creazione e gestione di sezioni, discussioni, posts</text:p>
        </text:list-item>
      </text:list>
      <text:p text:style-name="P3"><text:tab/><text:tab/>con l'aggiunta dei vari commenti e cose varie</text:p>
      <text:p text:style-name="P3"/>
      <text:p text:style-name="P5"/>
      <text:p text:style-name="P5"/>
      <text:p text:style-name="P5">APP ACCOUNTS:</text:p>
      <text:list xml:id="list952700217640727478" text:style-name="L5">
        <text:list-item>
          <text:p text:style-name="P11">Andiamo ad installare l'app all'interno di settings.py</text:p>
        </text:list-item>
        <text:list-item>
          <text:p text:style-name="P11">Creiamo un nuovo file forms.py</text:p>
        </text:list-item>
        <text:list-item>
          <text:p text:style-name="P11">All'interno di questo file importiamo il modello User</text:p>
        </text:list-item>
        <text:list-item>
          <text:p text:style-name="P11">Importiamo anche il form UserCreationForm</text:p>
        </text:list-item>
        <text:list-item>
          <text:p text:style-name="P11">E andiamo a creare una sottoclasse di UserCreationForm</text:p>
        </text:list-item>
        <text:list-item>
          <text:p text:style-name="P11">Andiamo a creare una funzione View, in views.py</text:p>
        </text:list-item>
        <text:list-item>
          <text:p text:style-name="P11">Andiamo a mappare questa funzione View</text:p>
        </text:list-item>
        <text:list-item>
          <text:p text:style-name="P11">Andiamo a creare il nostro template per mostrare il form</text:p>
        </text:list-item>
        <text:list-item>
          <text:p text:style-name="P11">Andiamo nel file urls.py del progetto social_site</text:p>
        </text:list-item>
        <text:list-item>
          <text:p text:style-name="P11">Ed includiamo il percorso di django.contrib.auth.urls per avere accesso ai vari strumenti di login, logout, password_change, password_reset ecc.</text:p>
        </text:list-item>
        <text:list-item>
          <text:p text:style-name="P11">Andiamo a creare i vari templates nella cartella principale templates.</text:p>
        </text:list-item>
        <text:list-item>
          <text:p text:style-name="P11"><text:s/>Questi templates andranno creati in una cartella registration, presente nella cartella templates del progetto principale <text:s text:c="57"/></text:p>
        </text:list-item>
      </text:list>
      <text:p text:style-name="P3"/>
      <text:p text:style-name="P3"/>
      <text:p text:style-name="P5">APP CORE:</text:p>
      <text:p text:style-name="P5"><text:tab/>Andiamo a creare le nostre View</text:p>
      <text:p text:style-name="P6">def userProfileView(request, username):</text:p>
      <text:p text:style-name="P6"><text:s text:c="4"/>user = get_object_or_404(User, username=username)</text:p>
      <text:p text:style-name="P6"><text:soft-page-break/><text:s text:c="4"/>context = {"user":user}</text:p>
      <text:p text:style-name="P6"><text:s text:c="4"/>return render(request, 'core/user_profile.html', context)</text:p>
      <text:p text:style-name="P3"/>
      <text:p text:style-name="P3"/>
      <text:p text:style-name="P3"/>
      <text:p text:style-name="P3"/>
      <text:p text:style-name="P5"/>
      <text:p text:style-name="P5">APP FORUM:</text:p>
      <text:list xml:id="list6563881509540826165" text:style-name="L6">
        <text:list-item>
          <text:p text:style-name="P12">Andiamo a creare tre modelli: Sezione, Discussione, Post</text:p>
        </text:list-item>
        <text:list-item>
          <text:p text:style-name="P12">Andiamo a registrare questi modelli in admin.py</text:p>
        </text:list-item>
        <text:list-item>
          <text:p text:style-name="P12">Andiamo a creare delle classi di tipo ModelAdmin, per poter visualizzare piu' funzionalità nel pannello di amministrazione</text:p>
        </text:list-item>
        <text:list-item>
          <text:p text:style-name="P12">Andiamo a creare delle view, in questo caso importiamo CreateView → una view che ci mostra una form per la creazione di un oggetto</text:p>
        </text:list-item>
        <text:list-item>
          <text:p text:style-name="P12">Creiamo una view per la creazione di una sezione, ma va specificato che la sezione puo' essere creata soltanto dallo staff e non da qualsiasi utente!</text:p>
        </text:list-item>
        <text:list-item>
          <text:p text:style-name="P12">Quindi per questo occorre creare un file mixins.py; i mixins sono dei pezzi di codice che servono per effettuare dei controlli sulle nostre view. Ovviamente questi mixins vanno anche importati nel views.py </text:p>
        </text:list-item>
        <text:list-item>
          <text:p text:style-name="P12">Andiamo a creare un form, nell'app forum</text:p>
        </text:list-item>
        <text:list-item>
          <text:p text:style-name="P12">Importiamo il form in views.py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17T20:12:45.44</meta:creation-date>
    <dc:date>2018-05-23T10:03:39.89</dc:date>
    <meta:editing-duration>PT5H18M21S</meta:editing-duration>
    <meta:editing-cycles>17</meta:editing-cycles>
    <meta:generator>OpenOffice/4.1.5$Win32 OpenOffice.org_project/415m1$Build-9789</meta:generator>
    <meta:document-statistic meta:table-count="0" meta:image-count="0" meta:object-count="0" meta:page-count="2" meta:paragraph-count="44" meta:word-count="357" meta:character-count="2375"/>
  </office:meta>
</office:document-meta>
</file>